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4000001047CB6F8221CABB6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toolbar.xml" manifest:media-type=""/>
  <manifest:file-entry manifest:full-path="Configurations/writerkeybinding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93cm" table:align="left"/>
    </style:style>
    <style:style style:name="Tableau12.A" style:family="table-column">
      <style:table-column-properties style:column-width="1.522cm"/>
    </style:style>
    <style:style style:name="Tableau12.B" style:family="table-column">
      <style:table-column-properties style:column-width="7.123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Standard">
      <style:text-properties officeooo:paragraph-rsid="00171e13"/>
    </style:style>
    <style:style style:name="P17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18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19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20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21" style:family="paragraph" style:parent-style-name="_35__20_Texte">
      <style:text-properties style:font-name="Arial Narrow2" style:font-name-asian="Nimbus Sans L" style:font-name-complex="Nimbus Sans L"/>
    </style:style>
    <style:style style:name="P22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23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2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26" style:family="paragraph" style:parent-style-name="Standard">
      <style:text-properties officeooo:rsid="001bb3f7" officeooo:paragraph-rsid="001bb3f7"/>
    </style:style>
    <style:style style:name="P27" style:family="paragraph" style:parent-style-name="Standard">
      <style:text-properties officeooo:rsid="001d0cc3" officeooo:paragraph-rsid="001d0cc3"/>
    </style:style>
    <style:style style:name="P28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 officeooo:rsid="0018c93d" officeooo:paragraph-rsid="0018c93d"/>
    </style:style>
    <style:style style:name="P29" style:family="paragraph" style:parent-style-name="Table_20_Contents">
      <style:text-properties style:text-underline-style="solid" style:text-underline-width="auto" style:text-underline-color="font-color" officeooo:paragraph-rsid="001bb3f7"/>
    </style:style>
    <style:style style:name="P30" style:family="paragraph" style:parent-style-name="Table_20_Contents">
      <style:text-properties officeooo:rsid="001a92bc" officeooo:paragraph-rsid="001a92bc"/>
    </style:style>
    <style:style style:name="P31" style:family="paragraph" style:parent-style-name="Table_20_Contents">
      <style:text-properties officeooo:rsid="001a92bc" officeooo:paragraph-rsid="001bb3f7"/>
    </style:style>
    <style:style style:name="P32" style:family="paragraph" style:parent-style-name="Table_20_Contents">
      <style:text-properties officeooo:rsid="001bb3f7" officeooo:paragraph-rsid="001bb3f7"/>
    </style:style>
    <style:style style:name="P33" style:family="paragraph" style:parent-style-name="Table_20_Contents">
      <style:text-properties officeooo:paragraph-rsid="001bb3f7"/>
    </style:style>
    <style:style style:name="P34" style:family="paragraph" style:parent-style-name="Table_20_Contents">
      <style:text-properties officeooo:rsid="001d0cc3" officeooo:paragraph-rsid="001d0cc3"/>
    </style:style>
    <style:style style:name="P35" style:family="paragraph" style:parent-style-name="_31__20_Titre_20_1">
      <style:text-properties style:font-name="Arial Narrow2"/>
    </style:style>
    <style:style style:name="P36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37" style:family="paragraph" style:parent-style-name="_32__20_Titre_20_2">
      <style:text-properties style:font-name="Arial Narrow2" fo:font-size="11pt" fo:font-style="normal" style:text-underline-style="none" fo:font-weight="bold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3" style:family="text">
      <style:text-properties style:text-underline-style="solid" style:text-underline-width="auto" style:text-underline-color="font-color" officeooo:rsid="001a92bc" style:font-name-asian="Nimbus Sans L" style:font-name-complex="Nimbus Sans L"/>
    </style:style>
    <style:style style:name="T14" style:family="text">
      <style:text-properties style:text-underline-style="solid" style:text-underline-width="auto" style:text-underline-color="font-color" officeooo:rsid="001bb3f7" style:font-name-asian="Nimbus Sans L" style:font-name-complex="Nimbus Sans L"/>
    </style:style>
    <style:style style:name="T15" style:family="text">
      <style:text-properties style:text-underline-style="none"/>
    </style:style>
    <style:style style:name="T16" style:family="text">
      <style:text-properties style:font-name="Arial Narrow2" style:text-underline-style="none" style:font-name-asian="Nimbus Sans L" style:font-name-complex="Nimbus Sans L"/>
    </style:style>
    <style:style style:name="T17" style:family="text">
      <style:text-properties style:font-name="Arial Narrow2" style:font-name-asian="Nimbus Sans L" style:font-name-complex="Nimbus Sans L"/>
    </style:style>
    <style:style style:name="T18" style:family="text">
      <style:text-properties officeooo:rsid="0018c93d"/>
    </style:style>
    <style:style style:name="T19" style:family="text">
      <style:text-properties officeooo:rsid="0019545b"/>
    </style:style>
    <style:style style:name="T20" style:family="text">
      <style:text-properties officeooo:rsid="00197584"/>
    </style:style>
    <style:style style:name="T21" style:family="text">
      <style:text-properties officeooo:rsid="001bb3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2019 : Cybersécurité</text:p>
      <text:p text:style-name="P18">Groupe<text:keywords/> <text:span text:style-name="T18">6</text:span></text:p>
      <text:p text:style-name="P18"><text:description/></text:p>
      <text:p text:style-name="Standard"/>
      <text:p text:style-name="P19"/>
      <text:p text:style-name="P20">Dossier des tests d'intégrations</text:p>
      <text:p text:style-name="P19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4">1- Intégration 1 : Description<text:tab/>2</text:p>
          <text:p text:style-name="P25">1.1 - <text:s/>Procédure de test<text:tab/>2</text:p>
          <text:p text:style-name="P25">1.2 - <text:s/>Rapport d'exécution<text:tab/>2</text:p>
          <text:p text:style-name="P24">2 - <text:s/>Intégration 2 : ...<text:tab/>3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36" text:outline-level="1" text:is-list-header="true"><text:span text:style-name="T11">1-</text:span><text:span text:style-name="T15"> </text:span><text:span text:style-name="T11">Intégration 1 : </text:span><text:span text:style-name="T12"><text:s/></text:span><text:span text:style-name="T13">Test du réseau WLAN </text:span><text:span text:style-name="T14">(réseau bleu)</text:span></text:h>
      <text:h text:style-name="_32__20_Titre_20_2" text:outline-level="2"><text:span text:style-name="T15"><text:s/></text:span>Procédure de test</text:h>
      <text:p text:style-name="P21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<text:span text:style-name="T19">Architecture</text:span>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14">Procédur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3" office:value-type="string">
            <text:p text:style-name="P15">U1.0</text:p>
          </table:table-cell>
          <table:table-cell table:style-name="Tableau12.B3" office:value-type="string">
            <text:p text:style-name="P32">Diffusion du ssid « ipfire » par la borne wifi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34">Iwlist wlan0 ap</text:p>
                </table:table-cell>
              </table:table-row>
              <table:table-row>
                <table:table-cell table:style-name="Tableau12.C2.1.2" office:value-type="string">
                  <text:p text:style-name="P27">ESSID : « ipfire »</text:p>
                </table:table-cell>
              </table:table-row>
            </table:table>
          </table:table-cell>
        </table:table-row>
        <table:table-row>
          <table:table-cell table:style-name="Tableau12.A3" office:value-type="string">
            <text:p text:style-name="P15">U1.1</text:p>
          </table:table-cell>
          <table:table-cell table:style-name="Tableau12.B3" office:value-type="string">
            <text:p text:style-name="P31">Attribution d’une adresse ip <text:span text:style-name="T21">fournie par le FireWall Ipfire en</text:span> dhcp <text:span text:style-name="T21">(réseau bleu WLAN)</text:span></text:p>
            <text:p text:style-name="P32">Plage d’adressage configurée : </text:p>
            <text:p text:style-name="P32">de 192.168.1.3 à 192.168.1.254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31">ifconfig</text:p>
                </table:table-cell>
              </table:table-row>
              <table:table-row>
                <table:table-cell table:style-name="Tableau12.C3.1.2" office:value-type="string">
                  <text:p text:style-name="P26">Adresse attribué située entre : </text:p>
                  <text:p text:style-name="P32">192.168.1.3 à 192.168.1.254</text:p>
                </table:table-cell>
              </table:table-row>
            </table:table>
          </table:table-cell>
        </table:table-row>
        <table:table-row>
          <table:table-cell table:style-name="Tableau12.A4" office:value-type="string">
            <text:p text:style-name="P15">U1.2</text:p>
          </table:table-cell>
          <table:table-cell table:style-name="Tableau12.B4" office:value-type="string">
            <text:p text:style-name="P33"><text:span text:style-name="T21">Accès du PC3 (réseau bleu WLAN) à internet en routant par le FireWall Ipfire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29"><text:s/><text:span text:style-name="T20">Traceroute 8.8.8.8</text:span></text:p>
                </table:table-cell>
              </table:table-row>
              <table:table-row>
                <table:table-cell table:style-name="Tableau12.C4.1.2" office:value-type="string">
                  <text:p text:style-name="P30">1 ipfire.localdomain(192.168.1.1) **ms **ms **ms</text:p>
                  <text:p text:style-name="P30">2 10.3.2.1 (10.3.2.1) **ms **ms **ms</text:p>
                  <text:p text:style-name="P30">* <text:s/>* <text:s/>* <text:s/>* <text:s/>* <text:s/>* <text:s/>* <text:s/>*</text:p>
                  <text:p text:style-name="P30"><text:span text:style-name="T20">* google-public-dns-a.google.com (8.8.8.8) **ms **ms **ms</text:span></text:p>
                </table:table-cell>
              </table:table-row>
            </table:table>
          </table:table-cell>
        </table:table-row>
      </table:table>
      <text:p text:style-name="P21"/>
      <text:p text:style-name="P21"/>
      <text:h text:style-name="_32__20_Titre_20_2" text:outline-level="2"><text:span text:style-name="T16"><text:s/></text:span><text:span text:style-name="T17">Rapport d'exécution</text:span></text:h>
      <text:p text:style-name="P22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3" office:value-type="string">
            <text:p text:style-name="P15">U1.0</text:p>
          </table:table-cell>
          <table:table-cell table:style-name="Tableau13.B3" office:value-type="string">
            <text:p text:style-name="P14">*</text:p>
          </table:table-cell>
          <table:table-cell table:style-name="Tableau13.C3" office:value-type="string">
            <text:p text:style-name="P14"/>
          </table:table-cell>
          <table:table-cell table:style-name="Tableau13.D3" office:value-type="string">
            <text:p text:style-name="P27">ESSID : « ipfire »</text:p>
          </table:table-cell>
        </table:table-row>
        <table:table-row>
          <table:table-cell table:style-name="Tableau13.A3" office:value-type="string">
            <text:p text:style-name="P15">U1.1</text:p>
          </table:table-cell>
          <table:table-cell table:style-name="Tableau13.B3" office:value-type="string">
            <text:p text:style-name="P14">*</text:p>
          </table:table-cell>
          <table:table-cell table:style-name="Tableau13.C3" office:value-type="string">
            <text:p text:style-name="P14"/>
          </table:table-cell>
          <table:table-cell table:style-name="Tableau13.D3" office:value-type="string">
            <text:p text:style-name="P32">Inet 192.168.1.6 <text:s/>netmask 255.255.255.0 <text:s/>broadcast 192.168.1.255</text:p>
          </table:table-cell>
        </table:table-row>
        <table:table-row>
          <table:table-cell table:style-name="Tableau13.A4" office:value-type="string">
            <text:p text:style-name="P15">U1.2</text:p>
          </table:table-cell>
          <table:table-cell table:style-name="Tableau13.B4" office:value-type="string">
            <text:p text:style-name="P14">*</text:p>
          </table:table-cell>
          <table:table-cell table:style-name="Tableau13.C4" office:value-type="string">
            <text:p text:style-name="P14"/>
          </table:table-cell>
          <table:table-cell table:style-name="Tableau13.D4" office:value-type="string">
            <text:p text:style-name="P30">1 ipfire.localdomain(192.168.1.1) 1.133ms 1.086ms 1.448ms</text:p>
            <text:p text:style-name="P30">2 10.3.2.1 (10.3.2.1) 2.342ms 3.204ms 3.867ms</text:p>
            <text:p text:style-name="P30">* <text:s/>* <text:s/>* <text:s/>* <text:s/>* <text:s/>* <text:s/>* <text:s/>*</text:p>
            <text:p text:style-name="P30">13<text:span text:style-name="T20"> google-public-dns-a.google.com (8.8.8.8) </text:span>11.596<text:span text:style-name="T20">ms </text:span>11.187<text:span text:style-name="T20">ms </text:span>10.343<text:span text:style-name="T20">ms</text:span></text:p>
          </table:table-cell>
        </table:table-row>
      </table:table>
      <text:p text:style-name="P23"/>
      <text:h text:style-name="P35" text:outline-level="1"><text:span text:style-name="T15"><text:s/></text:span><text:span text:style-name="T11">Intégration 2 : </text:span><text:span text:style-name="T12"><text:s/>...</text:span></text:h>
      <text:h text:style-name="P37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BTS-SN_E6.2_Dossier_des_tests_integrations.odt</text:file-name><text:tab/>- <text:print-date style:data-style-name="N30"/><text:s/>-<text:tab/>Page <text:page-number text:select-page="current">0</text:page-number><text:s/>/ <text:page-count style:num-format="1">2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3-21T17:14:52.568240244">21 mars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2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3-21T17:14:52.569683608">21 mars 19</text:date></text:span><text:span text:style-name="MT8"><text:s/>-<text:tab/>Page </text:span><text:span text:style-name="MT8"><text:page-number text:select-page="current">2</text:page-number></text:span><text:span text:style-name="MT8"><text:s/>/ </text:span><text:span text:style-name="MT8"><text:page-count style:num-format="1">2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3-21T17:14:52.571509815">21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2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3-21T17:14:52.574450606">21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3</meta:editing-cycles>
    <meta:editing-duration>PT10M7S</meta:editing-duration>
    <meta:initial-creator>Philippe MERCIER</meta:initial-creator>
    <dc:date>2019-03-21T17:14:52.410585053</dc:date>
    <meta:document-statistic meta:table-count="3" meta:image-count="1" meta:object-count="0" meta:page-count="2" meta:paragraph-count="70" meta:word-count="304" meta:character-count="1939" meta:non-whitespace-character-count="1671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../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